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1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ffc00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4" table:number-rows-spanned="1">
            <text:p>Busy-wait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Busy-wait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Interrupt (ass d)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Interrupt (ass c)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1" office:value-type="string" calcext:value-type="string">
            <text:p>Reaction test</text:p>
          </table:table-cell>
          <table:table-cell table:style-name="ce1" table:number-columns-repeated="3"/>
          <table:table-cell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Reaction test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994"/>
        </table:table-row>
        <table:table-row table:style-name="ro3">
          <table:table-cell table:style-name="ce1"/>
          <table:table-cell table:number-columns-repeated="3"/>
          <table:table-cell table:style-name="ce1" table:number-columns-repeated="5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2"/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2"/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12"/>
          <table:table-cell table:style-name="ce1" table:number-columns-repeated="991"/>
        </table:table-row>
        <table:table-row table:style-name="ro3">
          <table:table-cell table:number-columns-repeated="4"/>
          <table:table-cell table:style-name="ce1" office:value-type="string" calcext:value-type="string">
            <text:p>Reaction test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/>
          <table:table-cell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1" office:value-type="string" calcext:value-type="string">
            <text:p>number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1" office:value-type="string" calcext:value-type="string">
            <text:p>max value</text:p>
          </table:table-cell>
          <table:table-cell table:style-name="ce1" table:number-columns-repeated="3"/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1" office:value-type="string" calcext:value-type="string">
            <text:p>max value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 office:value-type="string" calcext:value-type="string">
            <text:p>us</text:p>
          </table:table-cell>
          <table:table-cell table:style-name="ce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1006"/>
        </table:table-row>
        <table:table-row table:style-name="ro3">
          <table:table-cell table:number-columns-repeated="4"/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s</text:p>
          </table:table-cell>
          <table:table-cell table:style-name="ce1" table:number-columns-repeated="2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" calcext:value-type="float">
            <text:p>77</text:p>
          </table:table-cell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3" calcext:value-type="float">
            <text:p>13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7" calcext:value-type="float">
            <text:p>157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5" calcext:value-type="float">
            <text:p>175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3" calcext:value-type="float">
            <text:p>18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6" calcext:value-type="float">
            <text:p>186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2" calcext:value-type="float">
            <text:p>192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6" calcext:value-type="float">
            <text:p>19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1" calcext:value-type="float">
            <text:p>20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5" calcext:value-type="float">
            <text:p>205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6" calcext:value-type="float">
            <text:p>20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2" calcext:value-type="float">
            <text:p>21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3" calcext:value-type="float">
            <text:p>2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8" calcext:value-type="float">
            <text:p>21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0" calcext:value-type="float">
            <text:p>2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2" calcext:value-type="float">
            <text:p>22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6" calcext:value-type="float">
            <text:p>22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3" calcext:value-type="float">
            <text:p>23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4" calcext:value-type="float">
            <text:p>23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6" calcext:value-type="float">
            <text:p>23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8" calcext:value-type="float">
            <text:p>238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9" calcext:value-type="float">
            <text:p>23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5" calcext:value-type="float">
            <text:p>24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6" calcext:value-type="float">
            <text:p>24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9" calcext:value-type="float">
            <text:p>24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3" calcext:value-type="float">
            <text:p>253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7" calcext:value-type="float">
            <text:p>257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68" calcext:value-type="float">
            <text:p>168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0" calcext:value-type="float">
            <text:p>26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2" calcext:value-type="float">
            <text:p>26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3" calcext:value-type="float">
            <text:p>26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4" calcext:value-type="float">
            <text:p>264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5" calcext:value-type="float">
            <text:p>26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9" calcext:value-type="float">
            <text:p>26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0" calcext:value-type="float">
            <text:p>27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4" calcext:value-type="float">
            <text:p>27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5" calcext:value-type="float">
            <text:p>27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6" calcext:value-type="float">
            <text:p>27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8" calcext:value-type="float">
            <text:p>27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2" calcext:value-type="float">
            <text:p>28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4" calcext:value-type="float">
            <text:p>28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6" calcext:value-type="float">
            <text:p>28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7" calcext:value-type="float">
            <text:p>287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8" calcext:value-type="float">
            <text:p>28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1" calcext:value-type="float">
            <text:p>29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2" calcext:value-type="float">
            <text:p>29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3" calcext:value-type="float">
            <text:p>293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5" calcext:value-type="float">
            <text:p>295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6" calcext:value-type="float">
            <text:p>29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7" calcext:value-type="float">
            <text:p>29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8" calcext:value-type="float">
            <text:p>298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9" calcext:value-type="float">
            <text:p>29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1" calcext:value-type="float">
            <text:p>301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6" calcext:value-type="float">
            <text:p>30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9" calcext:value-type="float">
            <text:p>30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1" calcext:value-type="float">
            <text:p>31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2" calcext:value-type="float">
            <text:p>312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5" calcext:value-type="float">
            <text:p>31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6" calcext:value-type="float">
            <text:p>31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7" calcext:value-type="float">
            <text:p>317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1" calcext:value-type="float">
            <text:p>32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2" calcext:value-type="float">
            <text:p>32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3" calcext:value-type="float">
            <text:p>32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5" calcext:value-type="float">
            <text:p>325</text:p>
          </table:table-cell>
          <table:table-cell office:value-type="float" office:value="141" calcext:value-type="float">
            <text:p>141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8" calcext:value-type="float">
            <text:p>32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9" calcext:value-type="float">
            <text:p>32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0" calcext:value-type="float">
            <text:p>33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2" calcext:value-type="float">
            <text:p>33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3" calcext:value-type="float">
            <text:p>33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4" calcext:value-type="float">
            <text:p>334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7" calcext:value-type="float">
            <text:p>337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8" calcext:value-type="float">
            <text:p>338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0" calcext:value-type="float">
            <text:p>34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1" calcext:value-type="float">
            <text:p>341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2" calcext:value-type="float">
            <text:p>34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4" calcext:value-type="float">
            <text:p>34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6" calcext:value-type="float">
            <text:p>34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9" calcext:value-type="float">
            <text:p>349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1" calcext:value-type="float">
            <text:p>351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5" calcext:value-type="float">
            <text:p>35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6" calcext:value-type="float">
            <text:p>35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7" calcext:value-type="float">
            <text:p>357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0" calcext:value-type="float">
            <text:p>36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3" calcext:value-type="float">
            <text:p>36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4" calcext:value-type="float">
            <text:p>36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5" calcext:value-type="float">
            <text:p>36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6" calcext:value-type="float">
            <text:p>366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8" calcext:value-type="float">
            <text:p>368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9" calcext:value-type="float">
            <text:p>36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0" calcext:value-type="float">
            <text:p>37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3" calcext:value-type="float">
            <text:p>37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4" calcext:value-type="float">
            <text:p>37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5" calcext:value-type="float">
            <text:p>37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7" calcext:value-type="float">
            <text:p>37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8" calcext:value-type="float">
            <text:p>378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9" calcext:value-type="float">
            <text:p>37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0" calcext:value-type="float">
            <text:p>38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3" calcext:value-type="float">
            <text:p>38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8" calcext:value-type="float">
            <text:p>38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9" calcext:value-type="float">
            <text:p>38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0" calcext:value-type="float">
            <text:p>39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1" calcext:value-type="float">
            <text:p>39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2" calcext:value-type="float">
            <text:p>39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3" calcext:value-type="float">
            <text:p>39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4" calcext:value-type="float">
            <text:p>39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5" calcext:value-type="float">
            <text:p>39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6" calcext:value-type="float">
            <text:p>39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8" calcext:value-type="float">
            <text:p>39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9" calcext:value-type="float">
            <text:p>39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1" calcext:value-type="float">
            <text:p>40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2" calcext:value-type="float">
            <text:p>40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3" calcext:value-type="float">
            <text:p>403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5" calcext:value-type="float">
            <text:p>40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7" calcext:value-type="float">
            <text:p>40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8" calcext:value-type="float">
            <text:p>408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0" calcext:value-type="float">
            <text:p>410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2" calcext:value-type="float">
            <text:p>41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4" calcext:value-type="float">
            <text:p>41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5" calcext:value-type="float">
            <text:p>41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6" calcext:value-type="float">
            <text:p>41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7" calcext:value-type="float">
            <text:p>417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9" calcext:value-type="float">
            <text:p>419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1" calcext:value-type="float">
            <text:p>42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2" calcext:value-type="float">
            <text:p>422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3" calcext:value-type="float">
            <text:p>423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41" calcext:value-type="float">
            <text:p>141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4" calcext:value-type="float">
            <text:p>4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5" calcext:value-type="float">
            <text:p>42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7" calcext:value-type="float">
            <text:p>427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9" calcext:value-type="float">
            <text:p>42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0" calcext:value-type="float">
            <text:p>430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1" calcext:value-type="float">
            <text:p>43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3" calcext:value-type="float">
            <text:p>433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4" calcext:value-type="float">
            <text:p>43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7" calcext:value-type="float">
            <text:p>437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9" calcext:value-type="float">
            <text:p>43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1" calcext:value-type="float">
            <text:p>44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2" calcext:value-type="float">
            <text:p>44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4" calcext:value-type="float">
            <text:p>44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5" calcext:value-type="float">
            <text:p>44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6" calcext:value-type="float">
            <text:p>44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7" calcext:value-type="float">
            <text:p>44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8" calcext:value-type="float">
            <text:p>44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9" calcext:value-type="float">
            <text:p>44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1" calcext:value-type="float">
            <text:p>451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2" calcext:value-type="float">
            <text:p>45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3" calcext:value-type="float">
            <text:p>45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5" calcext:value-type="float">
            <text:p>455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6" calcext:value-type="float">
            <text:p>45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7" calcext:value-type="float">
            <text:p>457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8" calcext:value-type="float">
            <text:p>45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9" calcext:value-type="float">
            <text:p>45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0" calcext:value-type="float">
            <text:p>46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2" calcext:value-type="float">
            <text:p>4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4" calcext:value-type="float">
            <text:p>46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6" calcext:value-type="float">
            <text:p>466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7" calcext:value-type="float">
            <text:p>467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8" calcext:value-type="float">
            <text:p>46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9" calcext:value-type="float">
            <text:p>469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2" calcext:value-type="float">
            <text:p>47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3" calcext:value-type="float">
            <text:p>47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5" calcext:value-type="float">
            <text:p>47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8" calcext:value-type="float">
            <text:p>47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0" calcext:value-type="float">
            <text:p>48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1" calcext:value-type="float">
            <text:p>481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3" calcext:value-type="float">
            <text:p>48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4" calcext:value-type="float">
            <text:p>48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5" calcext:value-type="float">
            <text:p>48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6" calcext:value-type="float">
            <text:p>486</text:p>
          </table:table-cell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7" calcext:value-type="float">
            <text:p>48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8" calcext:value-type="float">
            <text:p>488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9" calcext:value-type="float">
            <text:p>48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0" calcext:value-type="float">
            <text:p>49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1" calcext:value-type="float">
            <text:p>491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3" calcext:value-type="float">
            <text:p>49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6" calcext:value-type="float">
            <text:p>49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7" calcext:value-type="float">
            <text:p>49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8" calcext:value-type="float">
            <text:p>498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1" calcext:value-type="float">
            <text:p>50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2" calcext:value-type="float">
            <text:p>50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3" calcext:value-type="float">
            <text:p>50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4" calcext:value-type="float">
            <text:p>504</text:p>
          </table:table-cell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5" calcext:value-type="float">
            <text:p>50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7" calcext:value-type="float">
            <text:p>50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8" calcext:value-type="float">
            <text:p>50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9" calcext:value-type="float">
            <text:p>50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1" calcext:value-type="float">
            <text:p>511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2" calcext:value-type="float">
            <text:p>51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3" calcext:value-type="float">
            <text:p>51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4" calcext:value-type="float">
            <text:p>51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5" calcext:value-type="float">
            <text:p>51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7" calcext:value-type="float">
            <text:p>51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8" calcext:value-type="float">
            <text:p>51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9" calcext:value-type="float">
            <text:p>51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0" calcext:value-type="float">
            <text:p>52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1" calcext:value-type="float">
            <text:p>521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2" calcext:value-type="float">
            <text:p>522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3" calcext:value-type="float">
            <text:p>52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4" calcext:value-type="float">
            <text:p>52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5" calcext:value-type="float">
            <text:p>525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6" calcext:value-type="float">
            <text:p>52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7" calcext:value-type="float">
            <text:p>52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8" calcext:value-type="float">
            <text:p>52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9" calcext:value-type="float">
            <text:p>52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0" calcext:value-type="float">
            <text:p>53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1" calcext:value-type="float">
            <text:p>531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2" calcext:value-type="float">
            <text:p>53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3" calcext:value-type="float">
            <text:p>53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4" calcext:value-type="float">
            <text:p>53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5" calcext:value-type="float">
            <text:p>53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6" calcext:value-type="float">
            <text:p>53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8" calcext:value-type="float">
            <text:p>53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9" calcext:value-type="float">
            <text:p>53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0" calcext:value-type="float">
            <text:p>540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1" calcext:value-type="float">
            <text:p>54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2" calcext:value-type="float">
            <text:p>54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3" calcext:value-type="float">
            <text:p>54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4" calcext:value-type="float">
            <text:p>54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5" calcext:value-type="float">
            <text:p>545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6" calcext:value-type="float">
            <text:p>54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8" calcext:value-type="float">
            <text:p>548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9" calcext:value-type="float">
            <text:p>549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0" calcext:value-type="float">
            <text:p>55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1" calcext:value-type="float">
            <text:p>55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2" calcext:value-type="float">
            <text:p>55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3" calcext:value-type="float">
            <text:p>55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4" calcext:value-type="float">
            <text:p>55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5" calcext:value-type="float">
            <text:p>55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7" calcext:value-type="float">
            <text:p>55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8" calcext:value-type="float">
            <text:p>55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9" calcext:value-type="float">
            <text:p>55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1" calcext:value-type="float">
            <text:p>561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2" calcext:value-type="float">
            <text:p>56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3" calcext:value-type="float">
            <text:p>56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4" calcext:value-type="float">
            <text:p>56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5" calcext:value-type="float">
            <text:p>56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6" calcext:value-type="float">
            <text:p>566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8" calcext:value-type="float">
            <text:p>56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0" calcext:value-type="float">
            <text:p>57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1" calcext:value-type="float">
            <text:p>57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2" calcext:value-type="float">
            <text:p>57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3" calcext:value-type="float">
            <text:p>57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4" calcext:value-type="float">
            <text:p>57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5" calcext:value-type="float">
            <text:p>57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7" calcext:value-type="float">
            <text:p>57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9" calcext:value-type="float">
            <text:p>57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0" calcext:value-type="float">
            <text:p>58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1" calcext:value-type="float">
            <text:p>581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2" calcext:value-type="float">
            <text:p>582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3" calcext:value-type="float">
            <text:p>583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4" calcext:value-type="float">
            <text:p>58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5" calcext:value-type="float">
            <text:p>58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6" calcext:value-type="float">
            <text:p>586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7" calcext:value-type="float">
            <text:p>58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8" calcext:value-type="float">
            <text:p>58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9" calcext:value-type="float">
            <text:p>58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0" calcext:value-type="float">
            <text:p>59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1" calcext:value-type="float">
            <text:p>59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2" calcext:value-type="float">
            <text:p>59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3" calcext:value-type="float">
            <text:p>59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4" calcext:value-type="float">
            <text:p>594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5" calcext:value-type="float">
            <text:p>59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6" calcext:value-type="float">
            <text:p>596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8" calcext:value-type="float">
            <text:p>59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9" calcext:value-type="float">
            <text:p>59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1" calcext:value-type="float">
            <text:p>60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2" calcext:value-type="float">
            <text:p>60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3" calcext:value-type="float">
            <text:p>60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5" calcext:value-type="float">
            <text:p>60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7" calcext:value-type="float">
            <text:p>60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8" calcext:value-type="float">
            <text:p>60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9" calcext:value-type="float">
            <text:p>60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0" calcext:value-type="float">
            <text:p>61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4" calcext:value-type="float">
            <text:p>614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5" calcext:value-type="float">
            <text:p>61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6" calcext:value-type="float">
            <text:p>61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7" calcext:value-type="float">
            <text:p>617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8" calcext:value-type="float">
            <text:p>61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0" calcext:value-type="float">
            <text:p>62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1" calcext:value-type="float">
            <text:p>62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3" calcext:value-type="float">
            <text:p>62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4" calcext:value-type="float">
            <text:p>62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5" calcext:value-type="float">
            <text:p>62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6" calcext:value-type="float">
            <text:p>62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7" calcext:value-type="float">
            <text:p>627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8" calcext:value-type="float">
            <text:p>628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0" calcext:value-type="float">
            <text:p>63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1" calcext:value-type="float">
            <text:p>63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3" calcext:value-type="float">
            <text:p>63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4" calcext:value-type="float">
            <text:p>63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5" calcext:value-type="float">
            <text:p>63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6" calcext:value-type="float">
            <text:p>63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7" calcext:value-type="float">
            <text:p>63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1" calcext:value-type="float">
            <text:p>64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2" calcext:value-type="float">
            <text:p>64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3" calcext:value-type="float">
            <text:p>64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4" calcext:value-type="float">
            <text:p>644</text:p>
          </table:table-cell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5" calcext:value-type="float">
            <text:p>64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6" calcext:value-type="float">
            <text:p>64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7" calcext:value-type="float">
            <text:p>647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0" calcext:value-type="float">
            <text:p>65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1" calcext:value-type="float">
            <text:p>651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2" calcext:value-type="float">
            <text:p>65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3" calcext:value-type="float">
            <text:p>653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4" calcext:value-type="float">
            <text:p>65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5" calcext:value-type="float">
            <text:p>65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6" calcext:value-type="float">
            <text:p>65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7" calcext:value-type="float">
            <text:p>657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8" calcext:value-type="float">
            <text:p>65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9" calcext:value-type="float">
            <text:p>659</text:p>
          </table:table-cell>
          <table:table-cell office:value-type="float" office:value="30" calcext:value-type="float">
            <text:p>30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0" calcext:value-type="float">
            <text:p>66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2" calcext:value-type="float">
            <text:p>66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3" calcext:value-type="float">
            <text:p>66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4" calcext:value-type="float">
            <text:p>66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5" calcext:value-type="float">
            <text:p>66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6" calcext:value-type="float">
            <text:p>66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7" calcext:value-type="float">
            <text:p>66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8" calcext:value-type="float">
            <text:p>668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9" calcext:value-type="float">
            <text:p>66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0" calcext:value-type="float">
            <text:p>670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1" calcext:value-type="float">
            <text:p>67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3" calcext:value-type="float">
            <text:p>67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4" calcext:value-type="float">
            <text:p>67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5" calcext:value-type="float">
            <text:p>67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6" calcext:value-type="float">
            <text:p>67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8" calcext:value-type="float">
            <text:p>67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9" calcext:value-type="float">
            <text:p>67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0" calcext:value-type="float">
            <text:p>680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1" calcext:value-type="float">
            <text:p>68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2" calcext:value-type="float">
            <text:p>68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3" calcext:value-type="float">
            <text:p>68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4" calcext:value-type="float">
            <text:p>68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5" calcext:value-type="float">
            <text:p>68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6" calcext:value-type="float">
            <text:p>68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7" calcext:value-type="float">
            <text:p>68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9" calcext:value-type="float">
            <text:p>689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0" calcext:value-type="float">
            <text:p>6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1" calcext:value-type="float">
            <text:p>69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3" calcext:value-type="float">
            <text:p>693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4" calcext:value-type="float">
            <text:p>69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5" calcext:value-type="float">
            <text:p>69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6" calcext:value-type="float">
            <text:p>69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7" calcext:value-type="float">
            <text:p>69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8" calcext:value-type="float">
            <text:p>698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9" calcext:value-type="float">
            <text:p>69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0" calcext:value-type="float">
            <text:p>70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1" calcext:value-type="float">
            <text:p>701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2" calcext:value-type="float">
            <text:p>70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3" calcext:value-type="float">
            <text:p>70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4" calcext:value-type="float">
            <text:p>70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5" calcext:value-type="float">
            <text:p>70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6" calcext:value-type="float">
            <text:p>70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7" calcext:value-type="float">
            <text:p>707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8" calcext:value-type="float">
            <text:p>70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9" calcext:value-type="float">
            <text:p>70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0" calcext:value-type="float">
            <text:p>71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1" calcext:value-type="float">
            <text:p>71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2" calcext:value-type="float">
            <text:p>71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3" calcext:value-type="float">
            <text:p>7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4" calcext:value-type="float">
            <text:p>7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5" calcext:value-type="float">
            <text:p>71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6" calcext:value-type="float">
            <text:p>71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7" calcext:value-type="float">
            <text:p>71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8" calcext:value-type="float">
            <text:p>718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9" calcext:value-type="float">
            <text:p>71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1" calcext:value-type="float">
            <text:p>72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2" calcext:value-type="float">
            <text:p>72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3" calcext:value-type="float">
            <text:p>72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4" calcext:value-type="float">
            <text:p>724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5" calcext:value-type="float">
            <text:p>725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6" calcext:value-type="float">
            <text:p>72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7" calcext:value-type="float">
            <text:p>72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8" calcext:value-type="float">
            <text:p>72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9" calcext:value-type="float">
            <text:p>7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0" calcext:value-type="float">
            <text:p>73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1" calcext:value-type="float">
            <text:p>73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2" calcext:value-type="float">
            <text:p>73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3" calcext:value-type="float">
            <text:p>73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4" calcext:value-type="float">
            <text:p>73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5" calcext:value-type="float">
            <text:p>735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6" calcext:value-type="float">
            <text:p>73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7" calcext:value-type="float">
            <text:p>73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8" calcext:value-type="float">
            <text:p>738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9" calcext:value-type="float">
            <text:p>739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0" calcext:value-type="float">
            <text:p>74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1" calcext:value-type="float">
            <text:p>74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2" calcext:value-type="float">
            <text:p>74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3" calcext:value-type="float">
            <text:p>74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4" calcext:value-type="float">
            <text:p>74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5" calcext:value-type="float">
            <text:p>74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6" calcext:value-type="float">
            <text:p>74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7" calcext:value-type="float">
            <text:p>74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8" calcext:value-type="float">
            <text:p>74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9" calcext:value-type="float">
            <text:p>74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0" calcext:value-type="float">
            <text:p>75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1" calcext:value-type="float">
            <text:p>75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2" calcext:value-type="float">
            <text:p>75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3" calcext:value-type="float">
            <text:p>75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4" calcext:value-type="float">
            <text:p>75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5" calcext:value-type="float">
            <text:p>75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6" calcext:value-type="float">
            <text:p>75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7" calcext:value-type="float">
            <text:p>7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8" calcext:value-type="float">
            <text:p>75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9" calcext:value-type="float">
            <text:p>75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0" calcext:value-type="float">
            <text:p>76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1" calcext:value-type="float">
            <text:p>76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2" calcext:value-type="float">
            <text:p>76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3" calcext:value-type="float">
            <text:p>76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4" calcext:value-type="float">
            <text:p>76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5" calcext:value-type="float">
            <text:p>76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6" calcext:value-type="float">
            <text:p>76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7" calcext:value-type="float">
            <text:p>76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8" calcext:value-type="float">
            <text:p>76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9" calcext:value-type="float">
            <text:p>76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0" calcext:value-type="float">
            <text:p>77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1" calcext:value-type="float">
            <text:p>77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2" calcext:value-type="float">
            <text:p>772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3" calcext:value-type="float">
            <text:p>77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4" calcext:value-type="float">
            <text:p>77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8" calcext:value-type="float">
            <text:p>77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9" calcext:value-type="float">
            <text:p>77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0" calcext:value-type="float">
            <text:p>78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1" calcext:value-type="float">
            <text:p>78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3" calcext:value-type="float">
            <text:p>78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4" calcext:value-type="float">
            <text:p>78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5" calcext:value-type="float">
            <text:p>785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6" calcext:value-type="float">
            <text:p>78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7" calcext:value-type="float">
            <text:p>78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8" calcext:value-type="float">
            <text:p>78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9" calcext:value-type="float">
            <text:p>78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0" calcext:value-type="float">
            <text:p>79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1" calcext:value-type="float">
            <text:p>79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2" calcext:value-type="float">
            <text:p>79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3" calcext:value-type="float">
            <text:p>79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4" calcext:value-type="float">
            <text:p>79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5" calcext:value-type="float">
            <text:p>79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6" calcext:value-type="float">
            <text:p>79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7" calcext:value-type="float">
            <text:p>79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8" calcext:value-type="float">
            <text:p>79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9" calcext:value-type="float">
            <text:p>79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49" calcext:value-type="float">
            <text:p>49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0" calcext:value-type="float">
            <text:p>80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1" calcext:value-type="float">
            <text:p>80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2" calcext:value-type="float">
            <text:p>80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3" calcext:value-type="float">
            <text:p>80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4" calcext:value-type="float">
            <text:p>80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5" calcext:value-type="float">
            <text:p>80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6" calcext:value-type="float">
            <text:p>80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7" calcext:value-type="float">
            <text:p>80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8" calcext:value-type="float">
            <text:p>80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9" calcext:value-type="float">
            <text:p>80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168" calcext:value-type="float">
            <text:p>168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3" calcext:value-type="float">
            <text:p>813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4" calcext:value-type="float">
            <text:p>81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5" calcext:value-type="float">
            <text:p>815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6" calcext:value-type="float">
            <text:p>816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7" calcext:value-type="float">
            <text:p>81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8" calcext:value-type="float">
            <text:p>818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9" calcext:value-type="float">
            <text:p>81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0" calcext:value-type="float">
            <text:p>820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1" calcext:value-type="float">
            <text:p>82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2" calcext:value-type="float">
            <text:p>82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3" calcext:value-type="float">
            <text:p>823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4" calcext:value-type="float">
            <text:p>824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5" calcext:value-type="float">
            <text:p>82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6" calcext:value-type="float">
            <text:p>826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8" calcext:value-type="float">
            <text:p>82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9" calcext:value-type="float">
            <text:p>82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0" calcext:value-type="float">
            <text:p>830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1" calcext:value-type="float">
            <text:p>83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2" calcext:value-type="float">
            <text:p>83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3" calcext:value-type="float">
            <text:p>833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4" calcext:value-type="float">
            <text:p>834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5" calcext:value-type="float">
            <text:p>83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6" calcext:value-type="float">
            <text:p>83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7" calcext:value-type="float">
            <text:p>83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8" calcext:value-type="float">
            <text:p>83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9" calcext:value-type="float">
            <text:p>83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0" calcext:value-type="float">
            <text:p>84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1" calcext:value-type="float">
            <text:p>84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2" calcext:value-type="float">
            <text:p>84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3" calcext:value-type="float">
            <text:p>843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4" calcext:value-type="float">
            <text:p>84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5" calcext:value-type="float">
            <text:p>84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6" calcext:value-type="float">
            <text:p>84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7" calcext:value-type="float">
            <text:p>847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8" calcext:value-type="float">
            <text:p>84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9" calcext:value-type="float">
            <text:p>84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0" calcext:value-type="float">
            <text:p>85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1" calcext:value-type="float">
            <text:p>851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2" calcext:value-type="float">
            <text:p>85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3" calcext:value-type="float">
            <text:p>85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4" calcext:value-type="float">
            <text:p>854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5" calcext:value-type="float">
            <text:p>855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6" calcext:value-type="float">
            <text:p>85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7" calcext:value-type="float">
            <text:p>8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9" calcext:value-type="float">
            <text:p>85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0" calcext:value-type="float">
            <text:p>86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1" calcext:value-type="float">
            <text:p>86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2" calcext:value-type="float">
            <text:p>86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3" calcext:value-type="float">
            <text:p>86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4" calcext:value-type="float">
            <text:p>86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5" calcext:value-type="float">
            <text:p>86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6" calcext:value-type="float">
            <text:p>86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7" calcext:value-type="float">
            <text:p>86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8" calcext:value-type="float">
            <text:p>86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9" calcext:value-type="float">
            <text:p>86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0" calcext:value-type="float">
            <text:p>870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1" calcext:value-type="float">
            <text:p>87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2" calcext:value-type="float">
            <text:p>87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3" calcext:value-type="float">
            <text:p>87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4" calcext:value-type="float">
            <text:p>87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5" calcext:value-type="float">
            <text:p>87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6" calcext:value-type="float">
            <text:p>87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7" calcext:value-type="float">
            <text:p>877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8" calcext:value-type="float">
            <text:p>87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9" calcext:value-type="float">
            <text:p>87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1" calcext:value-type="float">
            <text:p>88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2" calcext:value-type="float">
            <text:p>88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3" calcext:value-type="float">
            <text:p>88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4" calcext:value-type="float">
            <text:p>884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5" calcext:value-type="float">
            <text:p>88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6" calcext:value-type="float">
            <text:p>88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7" calcext:value-type="float">
            <text:p>88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8" calcext:value-type="float">
            <text:p>88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9" calcext:value-type="float">
            <text:p>88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0" calcext:value-type="float">
            <text:p>89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1" calcext:value-type="float">
            <text:p>89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2" calcext:value-type="float">
            <text:p>89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4" calcext:value-type="float">
            <text:p>89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5" calcext:value-type="float">
            <text:p>895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6" calcext:value-type="float">
            <text:p>89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7" calcext:value-type="float">
            <text:p>89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8" calcext:value-type="float">
            <text:p>898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9" calcext:value-type="float">
            <text:p>89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1" calcext:value-type="float">
            <text:p>90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5" calcext:value-type="float">
            <text:p>9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6" calcext:value-type="float">
            <text:p>90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7" calcext:value-type="float">
            <text:p>907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143" calcext:value-type="float">
            <text:p>143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8" calcext:value-type="float">
            <text:p>90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9" calcext:value-type="float">
            <text:p>90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0" calcext:value-type="float">
            <text:p>91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1" calcext:value-type="float">
            <text:p>911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2" calcext:value-type="float">
            <text:p>9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3" calcext:value-type="float">
            <text:p>913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4" calcext:value-type="float">
            <text:p>91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5" calcext:value-type="float">
            <text:p>91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6" calcext:value-type="float">
            <text:p>91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7" calcext:value-type="float">
            <text:p>917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8" calcext:value-type="float">
            <text:p>91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9" calcext:value-type="float">
            <text:p>91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0" calcext:value-type="float">
            <text:p>92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1" calcext:value-type="float">
            <text:p>92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2" calcext:value-type="float">
            <text:p>9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3" calcext:value-type="float">
            <text:p>92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4" calcext:value-type="float">
            <text:p>92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5" calcext:value-type="float">
            <text:p>92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6" calcext:value-type="float">
            <text:p>92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7" calcext:value-type="float">
            <text:p>927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8" calcext:value-type="float">
            <text:p>928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168" calcext:value-type="float">
            <text:p>168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9" calcext:value-type="float">
            <text:p>92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0" calcext:value-type="float">
            <text:p>93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1" calcext:value-type="float">
            <text:p>93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2" calcext:value-type="float">
            <text:p>93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3" calcext:value-type="float">
            <text:p>93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4" calcext:value-type="float">
            <text:p>93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5" calcext:value-type="float">
            <text:p>93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6" calcext:value-type="float">
            <text:p>93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7" calcext:value-type="float">
            <text:p>93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8" calcext:value-type="float">
            <text:p>93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9" calcext:value-type="float">
            <text:p>939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0" calcext:value-type="float">
            <text:p>94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1" calcext:value-type="float">
            <text:p>94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2" calcext:value-type="float">
            <text:p>94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3" calcext:value-type="float">
            <text:p>943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4" calcext:value-type="float">
            <text:p>944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5" calcext:value-type="float">
            <text:p>94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6" calcext:value-type="float">
            <text:p>94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8" calcext:value-type="float">
            <text:p>94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9" calcext:value-type="float">
            <text:p>94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0" calcext:value-type="float">
            <text:p>95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1" calcext:value-type="float">
            <text:p>95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2" calcext:value-type="float">
            <text:p>95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4" calcext:value-type="float">
            <text:p>95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5" calcext:value-type="float">
            <text:p>95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6" calcext:value-type="float">
            <text:p>956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7" calcext:value-type="float">
            <text:p>95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8" calcext:value-type="float">
            <text:p>958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9" calcext:value-type="float">
            <text:p>95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0" calcext:value-type="float">
            <text:p>96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1" calcext:value-type="float">
            <text:p>96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2" calcext:value-type="float">
            <text:p>96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3" calcext:value-type="float">
            <text:p>963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4" calcext:value-type="float">
            <text:p>96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5" calcext:value-type="float">
            <text:p>96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6" calcext:value-type="float">
            <text:p>96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7" calcext:value-type="float">
            <text:p>967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8" calcext:value-type="float">
            <text:p>96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9" calcext:value-type="float">
            <text:p>969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0" calcext:value-type="float">
            <text:p>970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1" calcext:value-type="float">
            <text:p>97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2" calcext:value-type="float">
            <text:p>972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3" calcext:value-type="float">
            <text:p>97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4" calcext:value-type="float">
            <text:p>97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5" calcext:value-type="float">
            <text:p>975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6" calcext:value-type="float">
            <text:p>97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7" calcext:value-type="float">
            <text:p>97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8" calcext:value-type="float">
            <text:p>978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9" calcext:value-type="float">
            <text:p>97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0" calcext:value-type="float">
            <text:p>980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1" calcext:value-type="float">
            <text:p>98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3" calcext:value-type="float">
            <text:p>983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4" calcext:value-type="float">
            <text:p>98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5" calcext:value-type="float">
            <text:p>98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6" calcext:value-type="float">
            <text:p>98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68" calcext:value-type="float">
            <text:p>168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9" calcext:value-type="float">
            <text:p>98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0" calcext:value-type="float">
            <text:p>99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2" calcext:value-type="float">
            <text:p>99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3" calcext:value-type="float">
            <text:p>99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4" calcext:value-type="float">
            <text:p>99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5" calcext:value-type="float">
            <text:p>99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6" calcext:value-type="float">
            <text:p>99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7" calcext:value-type="float">
            <text:p>997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8" calcext:value-type="float">
            <text:p>99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9" calcext:value-type="float">
            <text:p>99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 table:number-rows-repeated="2">
          <table:table-cell table:number-columns-repeated="14"/>
          <table:table-cell table:style-name="Default" table:number-columns-repeated="4"/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1047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Busy-wait" calcext:value-type="string" table:number-columns-spanned="4" table:number-rows-spanned="1">
            <text:p>Busy-wait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Busy-wait" calcext:value-type="string" table:number-columns-spanned="4" table:number-rows-spanned="1">
            <text:p>Busy-wait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Interrupt (ass d)" calcext:value-type="string" table:number-columns-spanned="4" table:number-rows-spanned="1">
            <text:p>Interrupt (ass d)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Interrupt (ass c)" calcext:value-type="string" table:number-columns-spanned="4" table:number-rows-spanned="1">
            <text:p>Interrupt (ass c)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in time:</text:p>
          </table:table-cell>
          <table:table-cell table:style-name="ce1" table:formula="of:=MIN([$Input.F13:.F1012])" office:value-type="float" office:value="5" calcext:value-type="float">
            <text:p>5</text:p>
          </table:table-cell>
          <table:table-cell table:style-name="ce1" table:formula="of:=MIN([$Input.G13:.G1012])" office:value-type="float" office:value="0" calcext:value-type="float">
            <text:p>0</text:p>
          </table:table-cell>
          <table:table-cell table:style-name="ce1" table:formula="of:=MIN([$Input.H13:.H1012])" office:value-type="float" office:value="0" calcext:value-type="float">
            <text:p>0</text:p>
          </table:table-cell>
          <table:table-cell table:style-name="ce1" table:formula="of:=MIN([$Input.F13:.H1012])" office:value-type="float" office:value="5" calcext:value-type="float">
            <text:p>5</text:p>
          </table:table-cell>
          <table:table-cell/>
          <table:table-cell table:formula="of:=MIN([$Input.K13:.K1012])" office:value-type="float" office:value="5" calcext:value-type="float">
            <text:p>5</text:p>
          </table:table-cell>
          <table:table-cell table:formula="of:=MIN([$Input.L13:.L1012])" office:value-type="float" office:value="5" calcext:value-type="float">
            <text:p>5</text:p>
          </table:table-cell>
          <table:table-cell table:formula="of:=MIN([$Input.M13:.M1012])" office:value-type="float" office:value="7" calcext:value-type="float">
            <text:p>7</text:p>
          </table:table-cell>
          <table:table-cell table:formula="of:=MIN([$Input.K13:.M1012])" office:value-type="float" office:value="5" calcext:value-type="float">
            <text:p>5</text:p>
          </table:table-cell>
          <table:table-cell/>
          <table:table-cell table:formula="of:=MIN([$Input.P11:.P1010])" office:value-type="float" office:value="25" calcext:value-type="float">
            <text:p>25</text:p>
          </table:table-cell>
          <table:table-cell table:formula="of:=MIN([$Input.Q11:.Q1010])" office:value-type="float" office:value="25" calcext:value-type="float">
            <text:p>25</text:p>
          </table:table-cell>
          <table:table-cell table:formula="of:=MIN([$Input.R11:.R1010])" office:value-type="float" office:value="27" calcext:value-type="float">
            <text:p>27</text:p>
          </table:table-cell>
          <table:table-cell table:formula="of:=MIN([$Input.P11:.R1010])" office:value-type="float" office:value="25" calcext:value-type="float">
            <text:p>25</text:p>
          </table:table-cell>
          <table:table-cell/>
          <table:table-cell table:formula="of:=MIN([$Input.U11:.U1010])" office:value-type="float" office:value="12" calcext:value-type="float">
            <text:p>12</text:p>
          </table:table-cell>
          <table:table-cell table:formula="of:=MIN([$Input.V11:.V1010])" office:value-type="float" office:value="42" calcext:value-type="float">
            <text:p>42</text:p>
          </table:table-cell>
          <table:table-cell table:formula="of:=MIN([$Input.W11:.W1010])" office:value-type="float" office:value="69" calcext:value-type="float">
            <text:p>69</text:p>
          </table:table-cell>
          <table:table-cell table:formula="of:=MIN([$Input.U11:.W1010])" office:value-type="float" office:value="12" calcext:value-type="float">
            <text:p>12</text:p>
          </table:table-cell>
          <table:table-cell/>
          <table:table-cell table:formula="of:=MIN([$Input.Z13:.Z1012])" office:value-type="float" office:value="0" calcext:value-type="float">
            <text:p>0</text:p>
          </table:table-cell>
          <table:table-cell table:formula="of:=MIN([$Input.AA13:.AA1012])" office:value-type="float" office:value="0" calcext:value-type="float">
            <text:p>0</text:p>
          </table:table-cell>
          <table:table-cell table:formula="of:=MIN([$Input.AB13:.AB1012])" office:value-type="float" office:value="0" calcext:value-type="float">
            <text:p>0</text:p>
          </table:table-cell>
          <table:table-cell table:formula="of:=MIN([$Input.Z13:.AB1012])" office:value-type="float" office:value="0" calcext:value-type="float">
            <text:p>0</text:p>
          </table:table-cell>
          <table:table-cell/>
          <table:table-cell table:formula="of:=MIN([$Input.AE13:.AE1012])" office:value-type="float" office:value="0" calcext:value-type="float">
            <text:p>0</text:p>
          </table:table-cell>
          <table:table-cell table:formula="of:=MIN([$Input.AF13:.AF1012])" office:value-type="float" office:value="0" calcext:value-type="float">
            <text:p>0</text:p>
          </table:table-cell>
          <table:table-cell table:formula="of:=MIN([$Input.AG13:.AG1012])" office:value-type="float" office:value="0" calcext:value-type="float">
            <text:p>0</text:p>
          </table:table-cell>
          <table:table-cell table:formula="of:=MIN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ax time:</text:p>
          </table:table-cell>
          <table:table-cell table:style-name="ce1" table:formula="of:=MAX([$Input.F13:.F1012])" office:value-type="float" office:value="68" calcext:value-type="float">
            <text:p>68</text:p>
          </table:table-cell>
          <table:table-cell table:style-name="ce1" table:formula="of:=MAX([$Input.G13:.G1012])" office:value-type="float" office:value="0" calcext:value-type="float">
            <text:p>0</text:p>
          </table:table-cell>
          <table:table-cell table:style-name="ce1" table:formula="of:=MAX([$Input.H13:.H1012])" office:value-type="float" office:value="0" calcext:value-type="float">
            <text:p>0</text:p>
          </table:table-cell>
          <table:table-cell table:style-name="ce1" table:formula="of:=MAX([$Input.F13:.H1012])" office:value-type="float" office:value="68" calcext:value-type="float">
            <text:p>68</text:p>
          </table:table-cell>
          <table:table-cell/>
          <table:table-cell table:formula="of:=MAX([$Input.K13:.K1012])" office:value-type="float" office:value="153" calcext:value-type="float">
            <text:p>153</text:p>
          </table:table-cell>
          <table:table-cell table:formula="of:=MAX([$Input.L13:.L1012])" office:value-type="float" office:value="158" calcext:value-type="float">
            <text:p>158</text:p>
          </table:table-cell>
          <table:table-cell table:formula="of:=MAX([$Input.M13:.M1012])" office:value-type="float" office:value="158" calcext:value-type="float">
            <text:p>158</text:p>
          </table:table-cell>
          <table:table-cell table:formula="of:=MAX([$Input.K13:.M1012])" office:value-type="float" office:value="158" calcext:value-type="float">
            <text:p>158</text:p>
          </table:table-cell>
          <table:table-cell/>
          <table:table-cell table:formula="of:=MAX([$Input.P11:.P1010])" office:value-type="float" office:value="169" calcext:value-type="float">
            <text:p>169</text:p>
          </table:table-cell>
          <table:table-cell table:formula="of:=MAX([$Input.Q11:.Q1010])" office:value-type="float" office:value="168" calcext:value-type="float">
            <text:p>168</text:p>
          </table:table-cell>
          <table:table-cell table:formula="of:=MAX([$Input.R11:.R1010])" office:value-type="float" office:value="175" calcext:value-type="float">
            <text:p>175</text:p>
          </table:table-cell>
          <table:table-cell table:formula="of:=MAX([$Input.P11:.R1010])" office:value-type="float" office:value="175" calcext:value-type="float">
            <text:p>175</text:p>
          </table:table-cell>
          <table:table-cell/>
          <table:table-cell table:formula="of:=MAX([$Input.U11:.U1010])" office:value-type="float" office:value="16" calcext:value-type="float">
            <text:p>16</text:p>
          </table:table-cell>
          <table:table-cell table:formula="of:=MAX([$Input.V11:.V1010])" office:value-type="float" office:value="45" calcext:value-type="float">
            <text:p>45</text:p>
          </table:table-cell>
          <table:table-cell table:formula="of:=MAX([$Input.W11:.W1010])" office:value-type="float" office:value="72" calcext:value-type="float">
            <text:p>72</text:p>
          </table:table-cell>
          <table:table-cell table:formula="of:=MAX([$Input.U11:.W1010])" office:value-type="float" office:value="72" calcext:value-type="float">
            <text:p>72</text:p>
          </table:table-cell>
          <table:table-cell/>
          <table:table-cell table:formula="of:=MAX([$Input.Z13:.Z1012])" office:value-type="float" office:value="0" calcext:value-type="float">
            <text:p>0</text:p>
          </table:table-cell>
          <table:table-cell table:formula="of:=MAX([$Input.AA13:.AA1012])" office:value-type="float" office:value="0" calcext:value-type="float">
            <text:p>0</text:p>
          </table:table-cell>
          <table:table-cell table:formula="of:=MAX([$Input.AB13:.AB1012])" office:value-type="float" office:value="0" calcext:value-type="float">
            <text:p>0</text:p>
          </table:table-cell>
          <table:table-cell table:formula="of:=MAX([$Input.Z13:.AB1012])" office:value-type="float" office:value="0" calcext:value-type="float">
            <text:p>0</text:p>
          </table:table-cell>
          <table:table-cell/>
          <table:table-cell table:formula="of:=MAX([$Input.AE13:.AE1012])" office:value-type="float" office:value="0" calcext:value-type="float">
            <text:p>0</text:p>
          </table:table-cell>
          <table:table-cell table:formula="of:=MAX([$Input.AF13:.AF1012])" office:value-type="float" office:value="0" calcext:value-type="float">
            <text:p>0</text:p>
          </table:table-cell>
          <table:table-cell table:formula="of:=MAX([$Input.AG13:.AG1012])" office:value-type="float" office:value="0" calcext:value-type="float">
            <text:p>0</text:p>
          </table:table-cell>
          <table:table-cell table:formula="of:=MAX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Avr time:</text:p>
          </table:table-cell>
          <table:table-cell table:style-name="ce1" table:formula="of:=AVERAGE([$Input.F13:.F1012])" office:value-type="float" office:value="17" calcext:value-type="float">
            <text:p>17</text:p>
          </table:table-cell>
          <table:table-cell table:style-name="ce1" table:formula="of:=AVERAGE([$Input.G13:.G1012])" office:value-type="string" office:string-value="" calcext:value-type="error">
            <text:p>#DIV/0!</text:p>
          </table:table-cell>
          <table:table-cell table:style-name="ce1" table:formula="of:=AVERAGE([$Input.H13:.H1012])" office:value-type="string" office:string-value="" calcext:value-type="error">
            <text:p>#DIV/0!</text:p>
          </table:table-cell>
          <table:table-cell table:style-name="ce1" table:formula="of:=AVERAGE([$Input.F13:.H1012])" office:value-type="float" office:value="17" calcext:value-type="float">
            <text:p>17</text:p>
          </table:table-cell>
          <table:table-cell/>
          <table:table-cell table:formula="of:=AVERAGE([$Input.K13:.K1012])" office:value-type="float" office:value="38.059" calcext:value-type="float">
            <text:p>38,059</text:p>
          </table:table-cell>
          <table:table-cell table:formula="of:=AVERAGE([$Input.L13:.L1012])" office:value-type="float" office:value="37.502" calcext:value-type="float">
            <text:p>37,502</text:p>
          </table:table-cell>
          <table:table-cell table:formula="of:=AVERAGE([$Input.M13:.M1012])" office:value-type="float" office:value="43.735" calcext:value-type="float">
            <text:p>43,735</text:p>
          </table:table-cell>
          <table:table-cell table:formula="of:=AVERAGE([$Input.K13:.M1012])" office:value-type="float" office:value="39.7653333333333" calcext:value-type="float">
            <text:p>39,7653333333333</text:p>
          </table:table-cell>
          <table:table-cell/>
          <table:table-cell table:formula="of:=AVERAGE([$Input.P11:.P1010])" office:value-type="float" office:value="57.5185185185185" calcext:value-type="float">
            <text:p>57,5185185185185</text:p>
          </table:table-cell>
          <table:table-cell table:formula="of:=AVERAGE([$Input.Q11:.Q1010])" office:value-type="float" office:value="57.2272272272272" calcext:value-type="float">
            <text:p>57,2272272272272</text:p>
          </table:table-cell>
          <table:table-cell table:formula="of:=AVERAGE([$Input.R11:.R1010])" office:value-type="float" office:value="62.2362362362362" calcext:value-type="float">
            <text:p>62,2362362362362</text:p>
          </table:table-cell>
          <table:table-cell table:formula="of:=AVERAGE([$Input.P11:.R1010])" office:value-type="float" office:value="58.993993993994" calcext:value-type="float">
            <text:p>58,993993993994</text:p>
          </table:table-cell>
          <table:table-cell/>
          <table:table-cell table:formula="of:=AVERAGE([$Input.U11:.U1010])" office:value-type="float" office:value="13.3416833667335" calcext:value-type="float">
            <text:p>13,3416833667335</text:p>
          </table:table-cell>
          <table:table-cell table:formula="of:=AVERAGE([$Input.V11:.V1010])" office:value-type="float" office:value="43.1142284569138" calcext:value-type="float">
            <text:p>43,1142284569138</text:p>
          </table:table-cell>
          <table:table-cell table:formula="of:=AVERAGE([$Input.W11:.W1010])" office:value-type="float" office:value="70.0591182364729" calcext:value-type="float">
            <text:p>70,0591182364729</text:p>
          </table:table-cell>
          <table:table-cell table:formula="of:=AVERAGE([$Input.U11:.W1010])" office:value-type="float" office:value="42.1716766867067" calcext:value-type="float">
            <text:p>42,1716766867067</text:p>
          </table:table-cell>
          <table:table-cell/>
          <table:table-cell table:formula="of:=AVERAGE([$Input.Z13:.Z1012])" office:value-type="string" office:string-value="" calcext:value-type="error">
            <text:p>#DIV/0!</text:p>
          </table:table-cell>
          <table:table-cell table:formula="of:=AVERAGE([$Input.AA13:.AA1012])" office:value-type="string" office:string-value="" calcext:value-type="error">
            <text:p>#DIV/0!</text:p>
          </table:table-cell>
          <table:table-cell table:formula="of:=AVERAGE([$Input.AB13:.AB1012])" office:value-type="string" office:string-value="" calcext:value-type="error">
            <text:p>#DIV/0!</text:p>
          </table:table-cell>
          <table:table-cell table:formula="of:=AVERAGE([$Input.Z13:.AB1012])" office:value-type="string" office:string-value="" calcext:value-type="error">
            <text:p>#DIV/0!</text:p>
          </table:table-cell>
          <table:table-cell/>
          <table:table-cell table:formula="of:=AVERAGE([$Input.AE13:.AE1012])" office:value-type="string" office:string-value="" calcext:value-type="error">
            <text:p>#DIV/0!</text:p>
          </table:table-cell>
          <table:table-cell table:formula="of:=AVERAGE([$Input.AF13:.AF1012])" office:value-type="string" office:string-value="" calcext:value-type="error">
            <text:p>#DIV/0!</text:p>
          </table:table-cell>
          <table:table-cell table:formula="of:=AVERAGE([$Input.AG13:.AG1012])" office:value-type="string" office:string-value="" calcext:value-type="error">
            <text:p>#DIV/0!</text:p>
          </table:table-cell>
          <table:table-cell table:formula="of:=AVERAGE([$Input.AE13:.AG1012]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8" calcext:value-type="float">
            <text:p>8</text:p>
          </table:table-cell>
          <table:table-cell table:style-name="ce1" table:number-matrix-columns-spanned="1" table:number-matrix-rows-spanned="21" table:formula="of:=FREQUENCY([$Input.G13:.G1012];[$Calculations.$B$10:.$B$30])" office:value-type="string" office:string-value="" calcext:value-type="error">
            <text:p>#VALUE!</text:p>
          </table:table-cell>
          <table:table-cell table:style-name="ce1" table:number-matrix-columns-spanned="1" table:number-matrix-rows-spanned="21" table:formula="of:=FREQUENCY([$Input.H13:.H1012];[$Calculations.$B$10:.$B$30])" office:value-type="string" office:string-value="" calcext:value-type="error">
            <text:p>#VALUE!</text:p>
          </table:table-cell>
          <table:table-cell table:style-name="ce1" table:formula="of:=[.E10]+[.F10]+[.G10]" office:value-type="string" office:string-value="" calcext:value-type="error">
            <text:p>#VALUE!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319" calcext:value-type="float">
            <text:p>319</text:p>
          </table:table-cell>
          <table:table-cell table:number-matrix-columns-spanned="1" table:number-matrix-rows-spanned="21" table:formula="of:=FREQUENCY([$Input.L13:.L1012];[$Calculations.$B$10:.$B$30])" office:value-type="float" office:value="316" calcext:value-type="float">
            <text:p>316</text:p>
          </table:table-cell>
          <table:table-cell table:number-matrix-columns-spanned="1" table:number-matrix-rows-spanned="21" table:formula="of:=FREQUENCY([$Input.M13:.M1012];[$Calculations.$B$10:.$B$30])" office:value-type="float" office:value="267" calcext:value-type="float">
            <text:p>267</text:p>
          </table:table-cell>
          <table:table-cell table:formula="of:=[.J10]+[.K10]+[.L10]" office:value-type="float" office:value="902" calcext:value-type="float">
            <text:p>902</text:p>
          </table:table-cell>
          <table:table-cell table:style-name="ce1"/>
          <table:table-cell table:number-matrix-columns-spanned="1" table:number-matrix-rows-spanned="21" table:formula="of:=FREQUENCY([$Input.P11:.P1010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Q11:.Q1010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R11:.R1010];[$Calculations.$B$10:.$B$30])" office:value-type="float" office:value="0" calcext:value-type="float">
            <text:p>0</text:p>
          </table:table-cell>
          <table:table-cell table:formula="of:=[.O10]+[.P10]+[.Q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U11:.U1010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V11:.V1010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W11:.W1010];[$Calculations.$B$10:.$B$30])" office:value-type="float" office:value="0" calcext:value-type="float">
            <text:p>0</text:p>
          </table:table-cell>
          <table:table-cell table:formula="of:=[.T10]+[.U10]+[.V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A13:.AA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B13:.AB1012];[$Calculations.$B$10:.$B$30])" office:value-type="string" office:string-value="" calcext:value-type="error">
            <text:p>#VALUE!</text:p>
          </table:table-cell>
          <table:table-cell table:formula="of:=[.Y10]+[.Z10]+[.AA10]" office:value-type="string" office:string-value="" calcext:value-type="error">
            <text:p>#VALUE!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F13:.AF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G13:.AG1012];[$Calculations.$B$10:.$B$30])" office:value-type="string" office:string-value="" calcext:value-type="error">
            <text:p>#VALUE!</text:p>
          </table:table-cell>
          <table:table-cell table:formula="of:=[.AD10]+[.AE10]+[.AF1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style-name="ce1" table:formula="of:=[.A11]*[$Graphs.$D$2]" office:value-type="float" office:value="10" calcext:value-type="float">
            <text:p>10</text:p>
          </table:table-cell>
          <table:table-cell/>
          <table:table-cell table:style-name="ce1" table:formula="of:=[.B1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1]+[.F11]+[.G11]" office:value-type="string" office:string-value="" calcext:value-type="error">
            <text:p>#VALUE!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J11]+[.K11]+[.L11]" office:value-type="float" office:value="9" calcext:value-type="float">
            <text:p>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1]+[.P11]+[.Q11]" office:value-type="float" office:value="0" calcext:value-type="float">
            <text:p>0</text:p>
          </table:table-cell>
          <table:table-cell table:style-name="ce1"/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1]+[.U11]+[.V11]" office:value-type="float" office:value="998" calcext:value-type="float">
            <text:p>998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1]+[.Z11]+[.AA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1]+[.AE11]+[.AF1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1" table:formula="of:=[.A12]*[$Graphs.$D$2]" office:value-type="float" office:value="20" calcext:value-type="float">
            <text:p>20</text:p>
          </table:table-cell>
          <table:table-cell/>
          <table:table-cell table:style-name="ce1" table:formula="of:=[.B12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2]+[.F12]+[.G12]" office:value-type="string" office:string-value="" calcext:value-type="error">
            <text:p>#VALUE!</text:p>
          </table:table-cell>
          <table:table-cell table:style-name="ce1"/>
          <table:table-cell office:value-type="float" office:value="119" calcext:value-type="float">
            <text:p>119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formula="of:=[.J12]+[.K12]+[.L12]" office:value-type="float" office:value="300" calcext:value-type="float">
            <text:p>300</text:p>
          </table:table-cell>
          <table:table-cell table:style-name="ce1"/>
          <table:table-cell office:value-type="float" office:value="313" calcext:value-type="float">
            <text:p>313</text:p>
          </table:table-cell>
          <table:table-cell office:value-type="float" office:value="292" calcext:value-type="float">
            <text:p>292</text:p>
          </table:table-cell>
          <table:table-cell office:value-type="float" office:value="284" calcext:value-type="float">
            <text:p>284</text:p>
          </table:table-cell>
          <table:table-cell table:formula="of:=[.O12]+[.P12]+[.Q12]" office:value-type="float" office:value="889" calcext:value-type="float">
            <text:p>88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2]+[.U12]+[.V12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2]+[.Z12]+[.AA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2]+[.AE12]+[.AF1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1" table:formula="of:=[.A13]*[$Graphs.$D$2]" office:value-type="float" office:value="30" calcext:value-type="float">
            <text:p>30</text:p>
          </table:table-cell>
          <table:table-cell/>
          <table:table-cell table:style-name="ce1" table:formula="of:=[.B13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3]+[.F13]+[.G13]" office:value-type="string" office:string-value="" calcext:value-type="error">
            <text:p>#VALUE!</text:p>
          </table:table-cell>
          <table:table-cell table:style-name="ce1"/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311" calcext:value-type="float">
            <text:p>311</text:p>
          </table:table-cell>
          <table:table-cell table:formula="of:=[.J13]+[.K13]+[.L13]" office:value-type="float" office:value="609" calcext:value-type="float">
            <text:p>609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O13]+[.P13]+[.Q13]" office:value-type="float" office:value="8" calcext:value-type="float">
            <text:p>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3]+[.U13]+[.V13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3]+[.Z13]+[.AA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3]+[.AE13]+[.AF1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1" table:formula="of:=[.A14]*[$Graphs.$D$2]" office:value-type="float" office:value="40" calcext:value-type="float">
            <text:p>40</text:p>
          </table:table-cell>
          <table:table-cell/>
          <table:table-cell table:style-name="ce1" table:formula="of:=[.B14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4]+[.F14]+[.G14]" office:value-type="string" office:string-value="" calcext:value-type="error">
            <text:p>#VALUE!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J14]+[.K14]+[.L14]" office:value-type="float" office:value="22" calcext:value-type="float">
            <text:p>22</text:p>
          </table:table-cell>
          <table:table-cell table:style-name="ce1"/>
          <table:table-cell office:value-type="float" office:value="274" calcext:value-type="float">
            <text:p>274</text:p>
          </table:table-cell>
          <table:table-cell office:value-type="float" office:value="304" calcext:value-type="float">
            <text:p>304</text:p>
          </table:table-cell>
          <table:table-cell office:value-type="float" office:value="90" calcext:value-type="float">
            <text:p>90</text:p>
          </table:table-cell>
          <table:table-cell table:formula="of:=[.O14]+[.P14]+[.Q14]" office:value-type="float" office:value="668" calcext:value-type="float">
            <text:p>66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[.T14]+[.U14]+[.V14]" office:value-type="float" office:value="998" calcext:value-type="float">
            <text:p>998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4]+[.Z14]+[.AA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4]+[.AE14]+[.AF1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 calcext:value-type="float">
            <text:p>0,25</text:p>
          </table:table-cell>
          <table:table-cell table:style-name="ce1" table:formula="of:=[.A15]*[$Graphs.$D$2]" office:value-type="float" office:value="50" calcext:value-type="float">
            <text:p>50</text:p>
          </table:table-cell>
          <table:table-cell/>
          <table:table-cell table:style-name="ce1" table:formula="of:=[.B15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5]+[.F15]+[.G15]" office:value-type="string" office:string-value="" calcext:value-type="error">
            <text:p>#VALUE!</text:p>
          </table:table-cell>
          <table:table-cell table:style-name="ce1"/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table:formula="of:=[.J15]+[.K15]+[.L15]" office:value-type="float" office:value="447" calcext:value-type="float">
            <text:p>447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table:formula="of:=[.O15]+[.P15]+[.Q15]" office:value-type="float" office:value="218" calcext:value-type="float">
            <text:p>21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5]+[.U15]+[.V15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5]+[.Z15]+[.AA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5]+[.AE15]+[.AF1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 calcext:value-type="float">
            <text:p>0,3</text:p>
          </table:table-cell>
          <table:table-cell table:style-name="ce1" table:formula="of:=[.A16]*[$Graphs.$D$2]" office:value-type="float" office:value="60" calcext:value-type="float">
            <text:p>60</text:p>
          </table:table-cell>
          <table:table-cell/>
          <table:table-cell table:style-name="ce1" table:formula="of:=[.B16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6]+[.F16]+[.G16]" office:value-type="string" office:string-value="" calcext:value-type="error">
            <text:p>#VALUE!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304" calcext:value-type="float">
            <text:p>304</text:p>
          </table:table-cell>
          <table:table-cell table:formula="of:=[.J16]+[.K16]+[.L16]" office:value-type="float" office:value="467" calcext:value-type="float">
            <text:p>467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O16]+[.P16]+[.Q16]" office:value-type="float" office:value="28" calcext:value-type="float">
            <text:p>2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table:formula="of:=[.T16]+[.U16]+[.V16]" office:value-type="float" office:value="934" calcext:value-type="float">
            <text:p>934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6]+[.Z16]+[.AA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6]+[.AE16]+[.AF1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 calcext:value-type="float">
            <text:p>0,35</text:p>
          </table:table-cell>
          <table:table-cell table:style-name="ce1" table:formula="of:=[.A17]*[$Graphs.$D$2]" office:value-type="float" office:value="70" calcext:value-type="float">
            <text:p>70</text:p>
          </table:table-cell>
          <table:table-cell/>
          <table:table-cell table:style-name="ce1" table:formula="of:=[.B17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7]+[.F17]+[.G17]" office:value-type="string" office:string-value="" calcext:value-type="error">
            <text:p>#VALUE!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J17]+[.K17]+[.L17]" office:value-type="float" office:value="33" calcext:value-type="float">
            <text:p>33</text:p>
          </table:table-cell>
          <table:table-cell table:style-name="ce1"/>
          <table:table-cell office:value-type="float" office:value="287" calcext:value-type="float">
            <text:p>287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table:formula="of:=[.O17]+[.P17]+[.Q17]" office:value-type="float" office:value="852" calcext:value-type="float">
            <text:p>85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T17]+[.U17]+[.V17]" office:value-type="float" office:value="64" calcext:value-type="float">
            <text:p>64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7]+[.Z17]+[.AA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7]+[.AE17]+[.AF1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style-name="ce1" table:formula="of:=[.A18]*[$Graphs.$D$2]" office:value-type="float" office:value="80" calcext:value-type="float">
            <text:p>80</text:p>
          </table:table-cell>
          <table:table-cell/>
          <table:table-cell table:style-name="ce1" table:formula="of:=[.B18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8]+[.F18]+[.G18]" office:value-type="string" office:string-value="" calcext:value-type="error">
            <text:p>#VALUE!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J18]+[.K18]+[.L18]" office:value-type="float" office:value="30" calcext:value-type="float">
            <text:p>30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O18]+[.P18]+[.Q18]" office:value-type="float" office:value="40" calcext:value-type="float">
            <text:p>4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8]+[.U18]+[.V18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8]+[.Z18]+[.AA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8]+[.AE18]+[.AF1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 calcext:value-type="float">
            <text:p>0,45</text:p>
          </table:table-cell>
          <table:table-cell table:style-name="ce1" table:formula="of:=[.A19]*[$Graphs.$D$2]" office:value-type="float" office:value="90" calcext:value-type="float">
            <text:p>90</text:p>
          </table:table-cell>
          <table:table-cell/>
          <table:table-cell table:style-name="ce1" table:formula="of:=[.B19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9]+[.F19]+[.G19]" office:value-type="string" office:string-value="" calcext:value-type="error">
            <text:p>#VALUE!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J19]+[.K19]+[.L19]" office:value-type="float" office:value="40" calcext:value-type="float">
            <text:p>4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O19]+[.P19]+[.Q19]" office:value-type="float" office:value="28" calcext:value-type="float">
            <text:p>2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9]+[.U19]+[.V19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9]+[.Z19]+[.AA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9]+[.AE19]+[.AF1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1" table:formula="of:=[.A20]*[$Graphs.$D$2]" office:value-type="float" office:value="100" calcext:value-type="float">
            <text:p>100</text:p>
          </table:table-cell>
          <table:table-cell/>
          <table:table-cell table:style-name="ce1" table:formula="of:=[.B20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0]+[.F20]+[.G20]" office:value-type="string" office:string-value="" calcext:value-type="error">
            <text:p>#VALUE!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J20]+[.K20]+[.L20]" office:value-type="float" office:value="19" calcext:value-type="float">
            <text:p>19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O20]+[.P20]+[.Q20]" office:value-type="float" office:value="22" calcext:value-type="float">
            <text:p>2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0]+[.U20]+[.V20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0]+[.Z20]+[.AA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0]+[.AE20]+[.AF2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 calcext:value-type="float">
            <text:p>0,55</text:p>
          </table:table-cell>
          <table:table-cell table:style-name="ce1" table:formula="of:=[.A21]*[$Graphs.$D$2]" office:value-type="float" office:value="110" calcext:value-type="float">
            <text:p>110</text:p>
          </table:table-cell>
          <table:table-cell/>
          <table:table-cell table:style-name="ce1" table:formula="of:=[.B21]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1]+[.F21]+[.G21]" office:value-type="string" office:string-value="" calcext:value-type="error">
            <text:p>#VALUE!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21]+[.K21]+[.L21]" office:value-type="float" office:value="17" calcext:value-type="float">
            <text:p>17</text:p>
          </table:table-cell>
          <table:table-cell table:style-name="ce1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O21]+[.P21]+[.Q21]" office:value-type="float" office:value="38" calcext:value-type="float">
            <text:p>3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1]+[.U21]+[.V21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1]+[.Z21]+[.AA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1]+[.AE21]+[.AF2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 calcext:value-type="float">
            <text:p>0,6</text:p>
          </table:table-cell>
          <table:table-cell table:style-name="ce1" table:formula="of:=[.A22]*[$Graphs.$D$2]" office:value-type="float" office:value="120" calcext:value-type="float">
            <text:p>120</text:p>
          </table:table-cell>
          <table:table-cell/>
          <table:table-cell table:style-name="ce1" table:formula="of:=[.B22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2]+[.F22]+[.G22]" office:value-type="string" office:string-value="" calcext:value-type="error">
            <text:p>#VALUE!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J22]+[.K22]+[.L22]" office:value-type="float" office:value="30" calcext:value-type="float">
            <text:p>30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O22]+[.P22]+[.Q22]" office:value-type="float" office:value="36" calcext:value-type="float">
            <text:p>3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2]+[.U22]+[.V22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2]+[.Z22]+[.AA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2]+[.AE22]+[.AF2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 calcext:value-type="float">
            <text:p>0,65</text:p>
          </table:table-cell>
          <table:table-cell table:style-name="ce1" table:formula="of:=[.A23]*[$Graphs.$D$2]" office:value-type="float" office:value="130" calcext:value-type="float">
            <text:p>130</text:p>
          </table:table-cell>
          <table:table-cell/>
          <table:table-cell table:style-name="ce1" table:formula="of:=[.B23]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3]+[.F23]+[.G23]" office:value-type="string" office:string-value="" calcext:value-type="error">
            <text:p>#VALUE!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J23]+[.K23]+[.L23]" office:value-type="float" office:value="22" calcext:value-type="float">
            <text:p>22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O23]+[.P23]+[.Q23]" office:value-type="float" office:value="14" calcext:value-type="float">
            <text:p>14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3]+[.U23]+[.V23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3]+[.Z23]+[.AA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3]+[.AE23]+[.AF2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 calcext:value-type="float">
            <text:p>0,7</text:p>
          </table:table-cell>
          <table:table-cell table:style-name="ce1" table:formula="of:=[.A24]*[$Graphs.$D$2]" office:value-type="float" office:value="140" calcext:value-type="float">
            <text:p>140</text:p>
          </table:table-cell>
          <table:table-cell/>
          <table:table-cell table:style-name="ce1" table:formula="of:=[.B24]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4]+[.F24]+[.G24]" office:value-type="string" office:string-value="" calcext:value-type="error">
            <text:p>#VALUE!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24]+[.K24]+[.L24]" office:value-type="float" office:value="17" calcext:value-type="float">
            <text:p>17</text:p>
          </table:table-cell>
          <table:table-cell table:style-name="ce1"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O24]+[.P24]+[.Q24]" office:value-type="float" office:value="66" calcext:value-type="float">
            <text:p>6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4]+[.U24]+[.V24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4]+[.Z24]+[.AA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4]+[.AE24]+[.AF2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table:formula="of:=[.A25]*[$Graphs.$D$2]" office:value-type="float" office:value="150" calcext:value-type="float">
            <text:p>150</text:p>
          </table:table-cell>
          <table:table-cell/>
          <table:table-cell table:style-name="ce1" table:formula="of:=[.B25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5]+[.F25]+[.G25]" office:value-type="string" office:string-value="" calcext:value-type="error">
            <text:p>#VALUE!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J25]+[.K25]+[.L25]" office:value-type="float" office:value="36" calcext:value-type="float">
            <text:p>36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O25]+[.P25]+[.Q25]" office:value-type="float" office:value="8" calcext:value-type="float">
            <text:p>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5]+[.U25]+[.V25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5]+[.Z25]+[.AA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5]+[.AE25]+[.AF2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 calcext:value-type="float">
            <text:p>0,8</text:p>
          </table:table-cell>
          <table:table-cell table:style-name="ce1" table:formula="of:=[.A26]*[$Graphs.$D$2]" office:value-type="float" office:value="160" calcext:value-type="float">
            <text:p>160</text:p>
          </table:table-cell>
          <table:table-cell/>
          <table:table-cell table:style-name="ce1" table:formula="of:=[.B26]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6]+[.F26]+[.G26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6]+[.K26]+[.L26]" office:value-type="float" office:value="0" calcext:value-type="float">
            <text:p>0</text:p>
          </table:table-cell>
          <table:table-cell table:style-name="ce1"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O26]+[.P26]+[.Q26]" office:value-type="float" office:value="56" calcext:value-type="float">
            <text:p>5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6]+[.U26]+[.V26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6]+[.Z26]+[.AA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6]+[.AE26]+[.AF2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 calcext:value-type="float">
            <text:p>0,85</text:p>
          </table:table-cell>
          <table:table-cell table:style-name="ce1" table:formula="of:=[.A27]*[$Graphs.$D$2]" office:value-type="float" office:value="170" calcext:value-type="float">
            <text:p>170</text:p>
          </table:table-cell>
          <table:table-cell/>
          <table:table-cell table:style-name="ce1" table:formula="of:=[.B27]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7]+[.F27]+[.G27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7]+[.K27]+[.L27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O27]+[.P27]+[.Q27]" office:value-type="float" office:value="26" calcext:value-type="float">
            <text:p>2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7]+[.U27]+[.V27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7]+[.Z27]+[.AA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7]+[.AE27]+[.AF2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 calcext:value-type="float">
            <text:p>0,9</text:p>
          </table:table-cell>
          <table:table-cell table:style-name="ce1" table:formula="of:=[.A28]*[$Graphs.$D$2]" office:value-type="float" office:value="180" calcext:value-type="float">
            <text:p>180</text:p>
          </table:table-cell>
          <table:table-cell/>
          <table:table-cell table:style-name="ce1" table:formula="of:=[.B28]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8]+[.F28]+[.G28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8]+[.K28]+[.L2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8]+[.P28]+[.Q2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8]+[.U28]+[.V28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8]+[.Z28]+[.AA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8]+[.AE28]+[.AF2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 calcext:value-type="float">
            <text:p>0,95</text:p>
          </table:table-cell>
          <table:table-cell table:style-name="ce1" table:formula="of:=[.A29]*[$Graphs.$D$2]" office:value-type="float" office:value="190" calcext:value-type="float">
            <text:p>190</text:p>
          </table:table-cell>
          <table:table-cell/>
          <table:table-cell table:style-name="ce1" table:formula="of:=[.B29]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9]+[.F29]+[.G29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9]+[.K29]+[.L2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9]+[.P29]+[.Q2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9]+[.U29]+[.V29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9]+[.Z29]+[.AA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9]+[.AE29]+[.AF2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0]*[$Graphs.$D$2]" office:value-type="float" office:value="200" calcext:value-type="float">
            <text:p>200</text:p>
          </table:table-cell>
          <table:table-cell/>
          <table:table-cell table:style-name="ce1" table:formula="of:=[.B30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30]+[.F30]+[.G30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30]+[.K30]+[.L3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0]+[.P30]+[.Q3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30]+[.U30]+[.V30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30]+[.Z30]+[.AA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30]+[.AE30]+[.AF3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elect scale (in us):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Graphs.J21" table:end-x="4.75mm" table:end-y="3.43mm" draw:z-index="0" draw:name="=A1" draw:style-name="gr1" draw:text-style-name="P1" svg:width="155.96mm" svg:height="92.33mm" svg:x="8.33mm" svg:y="1.06mm">
              <loext:p draw:notify-on-update-of-ranges="Calculations.D10:Calculations.D30 Calculations.E5:Calculations.E5 Calculations.E10:Calculations.E30 Calculations.F5:Calculations.F5 Calculations.F10:Calculations.F30 Calculations.G5:Calculations.G5 Calculations.G10:Calculations.G3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Graphs.S21" table:end-x="3.03mm" table:end-y="3.43mm" draw:z-index="1" draw:name="=A1" draw:style-name="gr1" draw:text-style-name="P1" svg:width="155.96mm" svg:height="92.33mm" svg:x="6.61mm" svg:y="1.06mm">
              <loext:p draw:notify-on-update-of-ranges="Calculations.D10:Calculations.D30 Calculations.J5:Calculations.J5 Calculations.J10:Calculations.J30 Calculations.K5:Calculations.K5 Calculations.K10:Calculations.K30 Calculations.L5:Calculations.L5 Calculations.L10:Calculations.L3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39" table:end-x="5.15mm" table:end-y="2.63mm" draw:z-index="2" draw:name="=A1" draw:style-name="gr1" draw:text-style-name="P1" svg:width="155.96mm" svg:height="92.33mm" svg:x="8.73mm" svg:y="0.26mm">
              <loext:p draw:notify-on-update-of-ranges="Calculations.D10:Calculations.D30 Calculations.O5:Calculations.O5 Calculations.O10:Calculations.O30 Calculations.P5:Calculations.P5 Calculations.P10:Calculations.P30 Calculations.Q5:Calculations.Q5 Calculations.Q10:Calculations.Q3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Graphs.S39" table:end-x="3.03mm" table:end-y="2.63mm" draw:z-index="3" draw:name="=A1" draw:style-name="gr1" draw:text-style-name="P1" svg:width="155.96mm" svg:height="92.33mm" svg:x="6.61mm" svg:y="0.26mm">
              <loext:p draw:notify-on-update-of-ranges="Calculations.D10:Calculations.D30 Calculations.T5:Calculations.T5 Calculations.T10:Calculations.T30 Calculations.U5:Calculations.U5 Calculations.U10:Calculations.U30 Calculations.V5:Calculations.V5 Calculations.V10:Calculations.V3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57" table:end-x="5.95mm" table:end-y="2.63mm" draw:z-index="4" draw:name="=A1" draw:style-name="gr1" draw:text-style-name="P1" svg:width="155.96mm" svg:height="92.33mm" svg:x="9.53mm" svg:y="0.26mm">
              <loext:p draw:notify-on-update-of-ranges="Calculations.D10:Calculations.D30 Calculations.Y5:Calculations.Y5 Calculations.Y10:Calculations.Y30 Calculations.Z5:Calculations.Z5 Calculations.Z10:Calculations.Z30 Calculations.AA5:Calculations.AA5 Calculations.AA10:Calculations.AA30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Graphs.S57" table:end-x="3.3mm" table:end-y="2.37mm" draw:z-index="5" draw:name="=A1" draw:style-name="gr1" draw:text-style-name="P1" svg:width="155.96mm" svg:height="92.33mm" svg:x="6.88mm" svg:y="0mm">
              <loext:p draw:notify-on-update-of-ranges="Calculations.D10:Calculations.D30 Calculations.AD5:Calculations.AD5 Calculations.AD10:Calculations.AD30 Calculations.AE5:Calculations.AE5 Calculations.AE10:Calculations.AE30 Calculations.AF5:Calculations.AF5 Calculations.AF10:Calculations.AF30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table-column table:style-name="co3" table:number-columns-repeated="1024" table:default-cell-style-name="Default"/>
        <table:table-row table:style-name="ro4">
          <table:table-cell>
            <draw:frame table:end-cell-address="Compare.Q38" table:end-x="0.08mm" table:end-y="1.57mm" draw:z-index="0" draw:name="Chart 1" draw:style-name="gr1" draw:text-style-name="P1" svg:width="258.31mm" svg:height="168.64mm" svg:x="0mm" svg:y="0mm">
              <loext:p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7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09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0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2" number:language="nb" number:country="NO">
      <number:day number:style="long"/>
      <number:text>.</number:text>
      <number:month number:textual="true"/>
    </number:date-style>
    <number:date-style style:name="N10113" number:language="nb" number:country="NO">
      <number:month number:textual="true"/>
      <number:text>.</number:text>
      <number:year/>
    </number:date-style>
    <number:time-style style:name="N10114" number:language="nb" number:country="NO">
      <number:hours/>
      <number:text>:</number:text>
      <number:minutes number:style="long"/>
      <number:text> </number:text>
      <number:am-pm/>
    </number:time-style>
    <number:time-style style:name="N10115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nb" number:country="NO">
      <number:number number:decimal-places="0" loext:min-decimal-places="0" number:min-integer-digits="1" number:grouping="true"/>
    </number:number-style>
    <number:number-style style:name="N10117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nb" number:country="NO">
      <number:number number:decimal-places="0" loext:min-decimal-places="0" number:min-integer-digits="1" number:grouping="true"/>
    </number:number-style>
    <number:number-style style:name="N10118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2" loext:min-decimal-places="2" number:min-integer-digits="1" number:grouping="true"/>
    </number:number-style>
    <number:number-style style:name="N10119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loext:min-decimal-places="2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nb" number:country="NO">
      <loext:text> </loext:text>
      <loext:fill-character> </loext:fill-character>
      <number:text>- </number:text>
    </number:number-style>
    <number:text-style style:name="N10121" number:language="nb" number:country="N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nb" number:country="NO">
      <loext:text> kr </loext:text>
      <loext:fill-character> </loext:fill-character>
      <number:text>- </number:text>
    </number:number-style>
    <number:text-style style:name="N10122" number:language="nb" number:country="N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nb" number:country="NO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nb" number:country="NO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landscape" fo:margin-top="19.05mm" fo:margin-bottom="19.05mm" fo:margin-left="17.78mm" fo:margin-right="17.78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6-09-16T11:33:31.134000000</dc:date>
    <meta:generator>LibreOffice/5.2.0.4$Windows_X86_64 LibreOffice_project/066b007f5ebcc236395c7d282ba488bca6720265</meta:generator>
    <meta:editing-duration>PT6M20S</meta:editing-duration>
    <meta:editing-cycles>1</meta:editing-cycles>
    <meta:document-statistic meta:table-count="4" meta:cell-count="12784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G30 Calculations.E5:Calculations.G5" chart:data-source-has-labels="both" svg:x="1.371cm" svg:y="1.654cm" svg:width="12.975cm" svg:height="6.366cm">
          <chartooo:coordinate-region svg:x="1.807cm" svg:y="1.853cm" svg:width="12.539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8">
                <text:p>8</text:p>
                <draw:g>
                  <svg:desc>Calculations.E10:Calculations.E30</svg:desc>
                </draw:g>
              </table:table-cell>
              <table:table-cell office:value-type="float" office:value="NaN">
                <text:p>NaN</text:p>
                <draw:g>
                  <svg:desc>Calculations.F10:Calculations.F30</svg:desc>
                </draw:g>
              </table:table-cell>
              <table:table-cell office:value-type="float" office:value="NaN">
                <text:p>NaN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371cm" svg:y="1.654cm" svg:width="12.975cm" svg:height="6.366cm">
          <chartooo:coordinate-region svg:x="2.178cm" svg:y="1.853cm" svg:width="12.168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319">
                <text:p>319</text:p>
                <draw:g>
                  <svg:desc>Calculations.J10:Calculations.J30</svg:desc>
                </draw:g>
              </table:table-cell>
              <table:table-cell office:value-type="float" office:value="316">
                <text:p>316</text:p>
                <draw:g>
                  <svg:desc>Calculations.K10:Calculations.K30</svg:desc>
                </draw:g>
              </table:table-cell>
              <table:table-cell office:value-type="float" office:value="267">
                <text:p>267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7">
                <text:p>307</text:p>
              </table:table-cell>
              <table:table-cell office:value-type="float" office:value="122">
                <text:p>1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371cm" svg:y="1.654cm" svg:width="12.975cm" svg:height="6.366cm">
          <chartooo:coordinate-region svg:x="2.178cm" svg:y="1.853cm" svg:width="12.168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O10:Calculations.O30</svg:desc>
                </draw:g>
              </table:table-cell>
              <table:table-cell office:value-type="float" office:value="0">
                <text:p>0</text:p>
                <draw:g>
                  <svg:desc>Calculations.P10:Calculations.P30</svg:desc>
                </draw:g>
              </table:table-cell>
              <table:table-cell office:value-type="float" office:value="0">
                <text:p>0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3">
                <text:p>313</text:p>
              </table:table-cell>
              <table:table-cell office:value-type="float" office:value="292">
                <text:p>29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74">
                <text:p>274</text:p>
              </table:table-cell>
              <table:table-cell office:value-type="float" office:value="304">
                <text:p>3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7">
                <text:p>287</text:p>
              </table:table-cell>
              <table:table-cell office:value-type="float" office:value="266">
                <text:p>26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371cm" svg:y="1.654cm" svg:width="12.975cm" svg:height="6.366cm">
          <chartooo:coordinate-region svg:x="2.363cm" svg:y="1.853cm" svg:width="11.983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T10:Calculations.T30</svg:desc>
                </draw:g>
              </table:table-cell>
              <table:table-cell office:value-type="float" office:value="0">
                <text:p>0</text:p>
                <draw:g>
                  <svg:desc>Calculations.U10:Calculations.U30</svg:desc>
                </draw:g>
              </table:table-cell>
              <table:table-cell office:value-type="float" office:value="0">
                <text:p>0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371cm" svg:y="1.654cm" svg:width="12.975cm" svg:height="6.366cm">
          <chartooo:coordinate-region svg:x="1.992cm" svg:y="1.853cm" svg:width="12.354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371cm" svg:y="1.654cm" svg:width="12.975cm" svg:height="6.366cm">
          <chartooo:coordinate-region svg:x="1.992cm" svg:y="1.853cm" svg:width="12.354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2.722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516cm" svg:y="0.337cm" svg:width="21.69cm" svg:height="16.191cm">
          <chartooo:coordinate-region svg:x="1.508cm" svg:y="0.537cm" svg:width="20.698cm" svg:height="15.344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y-wait</text:p>
                <draw:g>
                  <svg:desc>Calculations.E3:Calculations.E3</svg:desc>
                </draw:g>
              </table:table-cell>
              <table:table-cell office:value-type="string">
                <text:p>Busy-wait</text:p>
                <draw:g>
                  <svg:desc>Calculations.J3:Calculations.J3</svg:desc>
                </draw:g>
              </table:table-cell>
              <table:table-cell office:value-type="string">
                <text:p>Interrupt (ass d)</text:p>
                <draw:g>
                  <svg:desc>Calculations.O3:Calculations.O3</svg:desc>
                </draw:g>
              </table:table-cell>
              <table:table-cell office:value-type="string">
                <text:p>Interrupt (ass c)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H10:Calculations.H30</svg:desc>
                </draw:g>
              </table:table-cell>
              <table:table-cell office:value-type="float" office:value="902">
                <text:p>902</text:p>
                <draw:g>
                  <svg:desc>Calculations.M10:Calculations.M30</svg:desc>
                </draw:g>
              </table:table-cell>
              <table:table-cell office:value-type="float" office:value="0">
                <text:p>0</text:p>
                <draw:g>
                  <svg:desc>Calculations.R10:Calculations.R30</svg:desc>
                </draw:g>
              </table:table-cell>
              <table:table-cell office:value-type="float" office:value="0">
                <text:p>0</text:p>
                <draw:g>
                  <svg:desc>Calculations.W10:Calculations.W30</svg:desc>
                </draw:g>
              </table:table-cell>
              <table:table-cell office:value-type="float" office:value="NaN">
                <text:p>NaN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889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68">
                <text:p>668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28">
                <text:p>28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852">
                <text:p>85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